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2192822444401623607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4">MILO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8T16:06:15.48</dc:date>
    <meta:editing-duration>P18DT12H21M58S</meta:editing-duration>
    <meta:editing-cycles>136</meta:editing-cycles>
    <meta:generator>OpenOffice/4.1.1$Win32 OpenOffice.org_project/411m6$Build-9775</meta:generator>
    <meta:document-statistic meta:table-count="0" meta:image-count="0" meta:object-count="0" meta:page-count="1" meta:paragraph-count="8" meta:word-count="18" meta:character-count="86"/>
  </office:meta>
</office:document-meta>
</file>